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/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1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2" style:family="table-cell" style:parent-style-name="Default" style:data-style-name="N0">
      <style:table-cell-properties style:vertical-align="automatic" style:shrink-to-fit="true"/>
      <style:text-properties style:font-name="Georgia" style:font-name-asian="Georgia" style:font-name-complex="Georgia" style:font-family-generic="roman"/>
    </style:style>
    <style:style style:name="ce63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shrink-to-fit="tru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shrink-to-fit="tru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shrink-to-fit="tru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8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8" style:family="table-cell" style:parent-style-name="Default" style:data-style-name="N0">
      <style:table-cell-properties fo:border="thin solid #000000" style:vertical-align="middle" fo:wrap-option="wrap" style:shrink-to-fit="tru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24666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5.3881666666667cm"/>
    </style:style>
    <style:style style:name="co6" style:family="table-column">
      <style:table-column-properties fo:break-before="auto" style:column-width="5.56683333333333cm" style:use-optimal-column-width="true"/>
    </style:style>
    <style:style style:name="co7" style:family="table-column">
      <style:table-column-properties fo:break-before="auto" style:column-width="5.54566666666667cm" style:use-optimal-column-width="true"/>
    </style:style>
    <style:style style:name="co8" style:family="table-column">
      <style:table-column-properties fo:break-before="auto" style:column-width="6.223cm"/>
    </style:style>
    <style:style style:name="co9" style:family="table-column">
      <style:table-column-properties fo:break-before="auto" style:column-width="4.99533333333333cm"/>
    </style:style>
    <style:style style:name="co10" style:family="table-column">
      <style:table-column-properties fo:break-before="auto" style:column-width="2.83633333333333cm"/>
    </style:style>
    <style:style style:name="co11" style:family="table-column">
      <style:table-column-properties fo:break-before="auto" style:column-width="10.5621666666667cm"/>
    </style:style>
    <style:style style:name="co12" style:family="table-column">
      <style:table-column-properties fo:break-before="auto" style:column-width="6.39233333333333cm"/>
    </style:style>
    <style:style style:name="co13" style:family="table-column">
      <style:table-column-properties fo:break-before="auto" style:column-width="3.323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9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1.I4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1.I4"/>
    </style:style>
    <style:style style:name="ce91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2.I4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2.I4"/>
    </style:style>
    <style:style style:name="ce93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3.I4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3.I4"/>
    </style:style>
    <style:style style:name="ce95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4.I4"/>
    </style:style>
    <style:style style:name="ce9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1" svg:x="6.46693in" svg:y="0.39173in" svg:width="8.65807in" svg:height="6.0082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.50984in" svg:y="3.84921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30" table:style-name="ce10">
            <text:p>30</text:p>
          </table:table-cell>
          <table:table-cell office:value-type="float" office:value="20" table:formula="of:=[.C3] - $$IT1H1" table:style-name="ce11">
            <text:p>20</text:p>
          </table:table-cell>
          <table:table-cell office:value-type="float" office:value="20" table:formula="of:=[.D3]-COM.MICROSOFT.SINGLE($$IT2H1)" table:style-name="ce12">
            <text:p>20</text:p>
          </table:table-cell>
          <table:table-cell office:value-type="float" office:value="-20" table:formula="of:=[.E3]-COM.MICROSOFT.SINGLE($$IT3H1)" table:style-name="ce11">
            <text:p>-20</text:p>
          </table:table-cell>
          <table:table-cell office:value-type="float" office:value="-20" table:formula="of:=[.F3]-COM.MICROSOFT.SINGLE($$IT4H1)" table:style-name="ce13">
            <text:p>-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33" table:style-name="ce15">
            <text:p>33</text:p>
          </table:table-cell>
          <table:table-cell office:value-type="float" office:value="33" table:formula="of:=[.C4]-$$IT1H2" table:style-name="ce16">
            <text:p>33</text:p>
          </table:table-cell>
          <table:table-cell office:value-type="float" office:value="33" table:formula="of:=[.D4]-COM.MICROSOFT.SINGLE($$IT2H2)" table:style-name="ce17">
            <text:p>33</text:p>
          </table:table-cell>
          <table:table-cell office:value-type="float" office:value="8" table:formula="of:=[.E4]-COM.MICROSOFT.SINGLE($$IT3H2)" table:style-name="ce16">
            <text:p>8</text:p>
          </table:table-cell>
          <table:table-cell office:value-type="float" office:value="8" table:formula="of:=[.F4]-COM.MICROSOFT.SINGLE($$IT4H2)" table:style-name="ce18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5]-COM.MICROSOFT.SINGLE($$IT1H3)" table:style-name="ce16">
            <text:p>15</text:p>
          </table:table-cell>
          <table:table-cell office:value-type="float" office:value="15" table:formula="of:=[.D5]-COM.MICROSOFT.SINGLE($$IT2H3)" table:style-name="ce17">
            <text:p>15</text:p>
          </table:table-cell>
          <table:table-cell office:value-type="float" office:value="-25" table:formula="of:=[.E5]-COM.MICROSOFT.SINGLE($$IT3H3)" table:style-name="ce16">
            <text:p>-25</text:p>
          </table:table-cell>
          <table:table-cell office:value-type="float" office:value="-25" table:formula="of:=[.F5]-COM.MICROSOFT.SINGLE($$IT4H3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1" table:style-name="ce15">
            <text:p>31</text:p>
          </table:table-cell>
          <table:table-cell office:value-type="float" office:value="31" table:formula="of:=[.C6]-COM.MICROSOFT.SINGLE($$IT1H4)" table:style-name="ce16">
            <text:p>31</text:p>
          </table:table-cell>
          <table:table-cell office:value-type="float" office:value="31" table:formula="of:=[.D6]-COM.MICROSOFT.SINGLE($$IT2H4)" table:style-name="ce17">
            <text:p>31</text:p>
          </table:table-cell>
          <table:table-cell office:value-type="float" office:value="6" table:formula="of:=[.E6]-COM.MICROSOFT.SINGLE($$IT3H4)" table:style-name="ce16">
            <text:p>6</text:p>
          </table:table-cell>
          <table:table-cell office:value-type="float" office:value="-19" table:formula="of:=[.F6]-COM.MICROSOFT.SINGLE($$IT4H4)" table:style-name="ce18">
            <text:p>-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27" table:style-name="ce15">
            <text:p>27</text:p>
          </table:table-cell>
          <table:table-cell office:value-type="float" office:value="27" table:formula="of:=[.C7]-COM.MICROSOFT.SINGLE($$IT1H5)" table:style-name="ce16">
            <text:p>27</text:p>
          </table:table-cell>
          <table:table-cell office:value-type="float" office:value="10" table:formula="of:=[.D7]-COM.MICROSOFT.SINGLE($$IT2H5)" table:style-name="ce17">
            <text:p>10</text:p>
          </table:table-cell>
          <table:table-cell office:value-type="float" office:value="-30" table:formula="of:=[.E7]-COM.MICROSOFT.SINGLE($$IT3H5)" table:style-name="ce16">
            <text:p>-30</text:p>
          </table:table-cell>
          <table:table-cell office:value-type="float" office:value="-70" table:formula="of:=[.F7]-COM.MICROSOFT.SINGLE($$IT4H5)" table:style-name="ce18">
            <text:p>-7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8]-COM.MICROSOFT.SINGLE($$IT1H6)" table:style-name="ce16">
            <text:p>15</text:p>
          </table:table-cell>
          <table:table-cell office:value-type="float" office:value="-10" table:formula="of:=[.D8]-COM.MICROSOFT.SINGLE($$IT2H6)" table:style-name="ce17">
            <text:p>-10</text:p>
          </table:table-cell>
          <table:table-cell office:value-type="float" office:value="-35" table:formula="of:=[.E8]-COM.MICROSOFT.SINGLE($$IT3H6)" table:style-name="ce16">
            <text:p>-35</text:p>
          </table:table-cell>
          <table:table-cell office:value-type="float" office:value="-60" table:formula="of:=[.F8]-COM.MICROSOFT.SINGLE($$IT4H6)" table:style-name="ce18">
            <text:p>-6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8" table:style-name="ce15">
            <text:p>18</text:p>
          </table:table-cell>
          <table:table-cell office:value-type="float" office:value="18" table:formula="of:=[.C9]-COM.MICROSOFT.SINGLE($$IT1H7)" table:style-name="ce16">
            <text:p>18</text:p>
          </table:table-cell>
          <table:table-cell office:value-type="float" office:value="-22" table:formula="of:=[.D9]-COM.MICROSOFT.SINGLE($$IT2H7)" table:style-name="ce17">
            <text:p>-22</text:p>
          </table:table-cell>
          <table:table-cell office:value-type="float" office:value="-62" table:formula="of:=[.E9]-COM.MICROSOFT.SINGLE($$IT3H7)" table:style-name="ce16">
            <text:p>-62</text:p>
          </table:table-cell>
          <table:table-cell office:value-type="float" office:value="-102" table:formula="of:=[.F9]-COM.MICROSOFT.SINGLE($$IT4H7)" table:style-name="ce18">
            <text:p>-10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19" table:style-name="ce15">
            <text:p>19</text:p>
          </table:table-cell>
          <table:table-cell office:value-type="float" office:value="14" table:formula="of:=[.C10]-COM.MICROSOFT.SINGLE($$IT1H8)" table:style-name="ce16">
            <text:p>14</text:p>
          </table:table-cell>
          <table:table-cell office:value-type="float" office:value="-11" table:formula="of:=[.D10]-COM.MICROSOFT.SINGLE($$IT2H8)" table:style-name="ce17">
            <text:p>-11</text:p>
          </table:table-cell>
          <table:table-cell office:value-type="float" office:value="-36" table:formula="of:=[.E10]-COM.MICROSOFT.SINGLE($$IT3H8)" table:style-name="ce16">
            <text:p>-36</text:p>
          </table:table-cell>
          <table:table-cell office:value-type="float" office:value="-61" table:formula="of:=[.F10]-COM.MICROSOFT.SINGLE($$IT4H8)" table:style-name="ce18">
            <text:p>-6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20" table:style-name="ce15">
            <text:p>20</text:p>
          </table:table-cell>
          <table:table-cell office:value-type="float" office:value="20" table:formula="of:=[.C11]-COM.MICROSOFT.SINGLE($$IT1H9)" table:style-name="ce16">
            <text:p>20</text:p>
          </table:table-cell>
          <table:table-cell office:value-type="float" office:value="-20" table:formula="of:=[.D11]-COM.MICROSOFT.SINGLE($$IT2H9)" table:style-name="ce17">
            <text:p>-20</text:p>
          </table:table-cell>
          <table:table-cell office:value-type="float" office:value="-60" table:formula="of:=[.E11]-COM.MICROSOFT.SINGLE($$IT3H9)" table:style-name="ce16">
            <text:p>-60</text:p>
          </table:table-cell>
          <table:table-cell office:value-type="float" office:value="-100" table:formula="of:=[.F11]-COM.MICROSOFT.SINGLE($$IT4H9)" table:style-name="ce18">
            <text:p>-1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12]-COM.MICROSOFT.SINGLE($$IT1H10)" table:style-name="ce16">
            <text:p>25</text:p>
          </table:table-cell>
          <table:table-cell office:value-type="float" office:value="0" table:formula="of:=[.D12]-COM.MICROSOFT.SINGLE($$IT2H10)" table:style-name="ce17">
            <text:p>0</text:p>
          </table:table-cell>
          <table:table-cell office:value-type="float" office:value="-25" table:formula="of:=[.E12]-COM.MICROSOFT.SINGLE($$IT3H10)" table:style-name="ce16">
            <text:p>-25</text:p>
          </table:table-cell>
          <table:table-cell office:value-type="float" office:value="-50" table:formula="of:=[.F12]-COM.MICROSOFT.SINGLE($$IT4H10)" table:style-name="ce18">
            <text:p>-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9" table:style-name="ce15">
            <text:p>9</text:p>
          </table:table-cell>
          <table:table-cell office:value-type="float" office:value="9" table:formula="of:=[.C13]-COM.MICROSOFT.SINGLE($$IT1H11)" table:style-name="ce16">
            <text:p>9</text:p>
          </table:table-cell>
          <table:table-cell office:value-type="float" office:value="-31" table:formula="of:=[.D13]-COM.MICROSOFT.SINGLE($$IT2H11)" table:style-name="ce17">
            <text:p>-31</text:p>
          </table:table-cell>
          <table:table-cell office:value-type="float" office:value="-71" table:formula="of:=[.E13]-COM.MICROSOFT.SINGLE($$IT3H11)" table:style-name="ce16">
            <text:p>-71</text:p>
          </table:table-cell>
          <table:table-cell office:value-type="float" office:value="-111" table:formula="of:=[.F13]-COM.MICROSOFT.SINGLE($$IT4H11)" table:style-name="ce18">
            <text:p>-11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14]-COM.MICROSOFT.SINGLE($$IT1H12)" table:style-name="ce16">
            <text:p>25</text:p>
          </table:table-cell>
          <table:table-cell office:value-type="float" office:value="0" table:formula="of:=[.D14]-COM.MICROSOFT.SINGLE($$IT2H12)" table:style-name="ce17">
            <text:p>0</text:p>
          </table:table-cell>
          <table:table-cell office:value-type="float" office:value="0" table:formula="of:=[.E14]-COM.MICROSOFT.SINGLE($$IT3H12)" table:style-name="ce16">
            <text:p>0</text:p>
          </table:table-cell>
          <table:table-cell office:value-type="float" office:value="-25" table:formula="of:=[.F14]-COM.MICROSOFT.SINGLE($$IT4H12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3</text:p>
          </table:table-cell>
          <table:table-cell office:value-type="float" office:value="25" table:style-name="ce20">
            <text:p>25</text:p>
          </table:table-cell>
          <table:table-cell office:value-type="float" office:value="25" table:formula="of:=[.C15]-COM.MICROSOFT.SINGLE($$IT1H13)" table:style-name="ce21">
            <text:p>25</text:p>
          </table:table-cell>
          <table:table-cell office:value-type="float" office:value="-15" table:formula="of:=[.D15]-COM.MICROSOFT.SINGLE($$IT2H13)" table:style-name="ce22">
            <text:p>-15</text:p>
          </table:table-cell>
          <table:table-cell office:value-type="float" office:value="-15" table:formula="of:=[.E15]-COM.MICROSOFT.SINGLE($$IT3H13)" table:style-name="ce21">
            <text:p>-15</text:p>
          </table:table-cell>
          <table:table-cell office:value-type="float" office:value="-55" table:formula="of:=[.F15]-COM.MICROSOFT.SINGLE($$IT4H13)" table:style-name="ce23">
            <text:p>-55</text:p>
          </table:table-cell>
          <table:table-cell table:number-columns-repeated="16377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92" table:formula="of:=SUM([.C3:.C15])" table:style-name="ce1">
            <text:p>292</text:p>
          </table:table-cell>
          <table:table-cell office:value-type="float" office:value="277" table:formula="of:=SUM([.D3:.D15])" table:style-name="ce1">
            <text:p>277</text:p>
          </table:table-cell>
          <table:table-cell office:value-type="float" office:value="0" table:formula="of:=SUM([.E3:.E15])" table:style-name="ce1">
            <text:p>0</text:p>
          </table:table-cell>
          <table:table-cell office:value-type="float" office:value="-365" table:formula="of:=SUM([.F3:.F15])" table:style-name="ce1">
            <text:p>-365</text:p>
          </table:table-cell>
          <table:table-cell office:value-type="float" office:value="-690" table:formula="of:=SUM([.G3:.G15])" table:style-name="ce1">
            <text:p>-690</text:p>
          </table:table-cell>
          <table:table-cell table:number-columns-repeated="16377"/>
        </table:table-row>
        <table:table-row table:number-rows-repeated="1048558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Chart 1" svg:x="18.12264in" svg:y="4.41962in" svg:width="8.26069in" svg:height="4.9970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62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2" table:style-name="ce24"/>
          <table:table-cell table:style-name="ce62"/>
          <table:table-cell table:number-columns-repeated="7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61">
            <text:p>Interface de connexion</text:p>
          </table:table-cell>
          <table:table-cell office:value-type="string" table:style-name="ce28">
            <text:p>BENITEZ ALBERDI Diego</text:p>
          </table:table-cell>
          <table:table-cell office:value-type="string" table:style-name="ce28">
            <text:p>DEKEYSER Chloe</text:p>
          </table:table-cell>
          <table:table-cell office:value-type="float" office:value="0" table:style-name="ce29">
            <text:p>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21-02-23T00:00:00" table:style-name="ce89">
            <text:p>23/02/2021</text:p>
          </table:table-cell>
          <table:table-cell office:value-type="float" office:value="0" table:style-name="ce90">
            <text:p>0</text:p>
          </table:table-cell>
          <table:table-cell office:value-type="float" office:value="30" table:formula="of:=[.$G$8]*(1-1/[.$I$12]*[.J4])" table:style-name="ce31">
            <text:p>30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0" table:formula="of:=[.K4]+[.M4]" table:style-name="ce24">
            <text:p>60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61">
            <text:p>Conditions d'utilisation</text:p>
          </table:table-cell>
          <table:table-cell office:value-type="string" table:style-name="ce28">
            <text:p>DESMET Aline</text:p>
          </table:table-cell>
          <table:table-cell office:value-type="string" table:style-name="ce28">
            <text:p>HODAIBI Yassine</text:p>
          </table:table-cell>
          <table:table-cell office:value-type="float" office:value="5" table:style-name="ce29">
            <text:p>5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1-02-24T00:00:00" table:style-name="ce89">
            <text:p>24/02/2021</text:p>
          </table:table-cell>
          <table:table-cell office:value-type="float" office:value="1" table:style-name="ce90">
            <text:p>1</text:p>
          </table:table-cell>
          <table:table-cell office:value-type="float" office:value="29.999322156446294" table:formula="of:=[.$G$8]*(1-1/[.$I$12]*[.J5])" table:style-name="ce31">
            <text:p>29.99932216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4.999322156446297" table:formula="of:=[.K5]+[.M5]" table:style-name="ce24">
            <text:p>54.99932216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61">
            <text:p>Base de données utilisateurs</text:p>
          </table:table-cell>
          <table:table-cell office:value-type="string" table:style-name="ce28">
            <text:p>EL MIRI Hamza</text:p>
          </table:table-cell>
          <table:table-cell office:value-type="string" table:style-name="ce28">
            <text:p>DEBILDE Jean-Jacques</text:p>
          </table:table-cell>
          <table:table-cell office:value-type="float" office:value="4" table:style-name="ce29">
            <text:p>4</text:p>
          </table:table-cell>
          <table:table-cell office:value-type="float" office:value="15" table:style-name="ce29">
            <text:p>15</text:p>
          </table:table-cell>
          <table:table-cell table:style-name="ce24"/>
          <table:table-cell office:value-type="date" office:date-value="2021-02-25T00:00:00" table:style-name="ce89">
            <text:p>25/02/2021</text:p>
          </table:table-cell>
          <table:table-cell office:value-type="float" office:value="2" table:style-name="ce90">
            <text:p>2</text:p>
          </table:table-cell>
          <table:table-cell office:value-type="float" office:value="29.998644312892583" table:formula="of:=[.$G$8]*(1-1/[.$I$12]*[.J6])" table:style-name="ce31">
            <text:p>29.99864431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51.99864431289258" table:formula="of:=[.K6]+[.M6]" table:style-name="ce24">
            <text:p>51.99864431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61">
            <text:p>Validation de données de connexion</text:p>
          </table:table-cell>
          <table:table-cell office:value-type="string" table:style-name="ce28">
            <text:p>EL MIRI Hamza</text:p>
          </table:table-cell>
          <table:table-cell office:value-type="string" table:style-name="ce28">
            <text:p>DEBILDE Jean-Jacques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21-02-26T00:00:00" table:style-name="ce89">
            <text:p>26/02/2021</text:p>
          </table:table-cell>
          <table:table-cell office:value-type="float" office:value="3" table:style-name="ce90">
            <text:p>3</text:p>
          </table:table-cell>
          <table:table-cell office:value-type="float" office:value="29.997966469338877" table:formula="of:=[.$G$8]*(1-1/[.$I$12]*[.J7])" table:style-name="ce31">
            <text:p>29.99796647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54.997966469338877" table:formula="of:=[.K7]+[.M7]" table:style-name="ce24">
            <text:p>54.99796647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10" table:formula="of:=SUM([.F4:.F7])" table:style-name="ce33">
            <text:p>10</text:p>
          </table:table-cell>
          <table:table-cell office:value-type="float" office:value="30" table:formula="of:=SUM([.G4:.G7])" table:style-name="ce33">
            <text:p>30</text:p>
          </table:table-cell>
          <table:table-cell table:style-name="ce24"/>
          <table:table-cell office:value-type="date" office:date-value="2021-02-27T00:00:00" table:style-name="ce89">
            <text:p>27/02/2021</text:p>
          </table:table-cell>
          <table:table-cell office:value-type="float" office:value="4" table:style-name="ce90">
            <text:p>4</text:p>
          </table:table-cell>
          <table:table-cell office:value-type="float" office:value="29.997288625785171" table:formula="of:=[.$G$8]*(1-1/[.$I$12]*[.J8])" table:style-name="ce31">
            <text:p>29.99728863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39.997288625785174" table:formula="of:=[.K8]+[.M8]" table:style-name="ce24">
            <text:p>39.99728863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style-name="ce62"/>
          <table:table-cell table:number-columns-repeated="5" table:style-name="ce24"/>
          <table:table-cell office:value-type="date" office:date-value="2021-02-28T00:00:00" table:style-name="ce89">
            <text:p>28/02/2021</text:p>
          </table:table-cell>
          <table:table-cell office:value-type="float" office:value="5" table:style-name="ce90">
            <text:p>5</text:p>
          </table:table-cell>
          <table:table-cell office:value-type="float" office:value="29.99661078223146" table:formula="of:=[.$G$8]*(1-1/[.$I$12]*[.J9])" table:style-name="ce31">
            <text:p>29.99661078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34.996610782231457" table:formula="of:=[.K9]+[.M9]" table:style-name="ce24">
            <text:p>34.99661078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style-name="ce62"/>
          <table:table-cell table:number-columns-repeated="5" table:style-name="ce24"/>
          <table:table-cell office:value-type="date" office:date-value="2021-03-01T00:00:00" table:style-name="ce89">
            <text:p>01/03/2021</text:p>
          </table:table-cell>
          <table:table-cell office:value-type="float" office:value="6" table:style-name="ce90">
            <text:p>6</text:p>
          </table:table-cell>
          <table:table-cell office:value-type="float" office:value="29.99593293867775" table:formula="of:=[.$G$8]*(1-1/[.$I$12]*[.J10])" table:style-name="ce31">
            <text:p>29.99593294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29.99593293867775" table:formula="of:=[.K10]+[.M10]" table:style-name="ce24">
            <text:p>29.99593294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style-name="ce24"/>
          <table:table-cell office:value-type="date" office:date-value="2021-03-02T00:00:00" table:style-name="ce89">
            <text:p>02/03/2021</text:p>
          </table:table-cell>
          <table:table-cell office:value-type="float" office:value="7" table:style-name="ce90">
            <text:p>7</text:p>
          </table:table-cell>
          <table:table-cell office:value-type="float" office:value="29.995255095124044" table:formula="of:=[.$G$8]*(1-1/[.$I$12]*[.J11])" table:style-name="ce31">
            <text:p>29.995255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9.995255095124044" table:formula="of:=[.K11]+[.M11]" table:style-name="ce24">
            <text:p>29.9952551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date" office:date-value="2021-03-03T00:00:00" table:style-name="ce89">
            <text:p>03/03/2021</text:p>
          </table:table-cell>
          <table:table-cell office:value-type="float" office:value="8" table:style-name="ce90">
            <text:p>8</text:p>
          </table:table-cell>
          <table:table-cell office:value-type="float" office:value="29.994577251570337" table:formula="of:=[.$G$8]*(1-1/[.$I$12]*[.J12])" table:style-name="ce31">
            <text:p>29.99457725</text:p>
          </table:table-cell>
          <table:table-cell office:value-type="float" office:value="-5.7142857142857597" table:style-name="ce31">
            <text:p>-5.714285714</text:p>
          </table:table-cell>
          <table:table-cell office:value-type="float" office:value="-6.8571428571428603" table:style-name="ce24">
            <text:p>-6.857142857</text:p>
          </table:table-cell>
          <table:table-cell office:value-type="float" office:value="-7.3571428571429003" table:style-name="ce24">
            <text:p>-7.357142857</text:p>
          </table:table-cell>
          <table:table-cell office:value-type="float" office:value="23.137434394427476" table:formula="of:=[.K12]+[.M12]" table:style-name="ce24">
            <text:p>23.13743439</text:p>
          </table:table-cell>
          <table:table-cell office:value-type="float" office:value="-13.07142857142866" table:formula="of:=[.L12]+[.N12]" table:style-name="ce24">
            <text:p>-13.0714285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61">
            <text:p>Création de projets</text:p>
          </table:table-cell>
          <table:table-cell office:value-type="string" table:style-name="ce28">
            <text:p>DE SANTOS Luca</text:p>
          </table:table-cell>
          <table:table-cell office:value-type="string" table:style-name="ce36">
            <text:p>LUCI Horatiu, GJINI Johan</text:p>
          </table:table-cell>
          <table:table-cell office:value-type="float" office:value="0" table:style-name="ce37">
            <text:p>0</text:p>
          </table:table-cell>
          <table:table-cell office:value-type="float" office:value="12" table:style-name="ce37">
            <text:p>12</text:p>
          </table:table-cell>
          <table:table-cell table:style-name="ce24"/>
          <table:table-cell office:value-type="date" office:date-value="2021-03-04T00:00:00" table:style-name="ce89">
            <text:p>04/03/2021</text:p>
          </table:table-cell>
          <table:table-cell office:value-type="float" office:value="9" table:style-name="ce90">
            <text:p>9</text:p>
          </table:table-cell>
          <table:table-cell office:value-type="float" office:value="29.993899408016631" table:formula="of:=[.$G$8]*(1-1/[.$I$12]*[.J13])" table:style-name="ce31">
            <text:p>29.99389941</text:p>
          </table:table-cell>
          <table:table-cell office:value-type="float" office:value="-11.0952380952381" table:style-name="ce31">
            <text:p>-11.0952381</text:p>
          </table:table-cell>
          <table:table-cell office:value-type="float" office:value="-11.630952380952399" table:style-name="ce24">
            <text:p>-11.63095238</text:p>
          </table:table-cell>
          <table:table-cell office:value-type="float" office:value="-12.964285714285699" table:style-name="ce24">
            <text:p>-12.96428571</text:p>
          </table:table-cell>
          <table:table-cell office:value-type="float" office:value="18.36294702706423" table:formula="of:=[.K13]+[.M13]" table:style-name="ce24">
            <text:p>18.36294703</text:p>
          </table:table-cell>
          <table:table-cell office:value-type="float" office:value="-24.0595238095238" table:formula="of:=[.L13]+[.N13]" table:style-name="ce24">
            <text:p>-24.05952381</text:p>
          </table:table-cell>
          <table:table-cell table:number-columns-repeated="16368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61">
            <text:p>Création de sous-projets</text:p>
          </table:table-cell>
          <table:table-cell office:value-type="string" table:style-name="ce28">
            <text:p>DE SANTOS Luca</text:p>
          </table:table-cell>
          <table:table-cell office:value-type="string" table:style-name="ce36">
            <text:p>LUCI Horatiu, GJINI Johan</text:p>
          </table:table-cell>
          <table:table-cell office:value-type="float" office:value="0" table:style-name="ce37">
            <text:p>0</text:p>
          </table:table-cell>
          <table:table-cell office:value-type="float" office:value="2" table:style-name="ce37">
            <text:p>2</text:p>
          </table:table-cell>
          <table:table-cell table:style-name="ce24"/>
          <table:table-cell office:value-type="date" office:date-value="2021-03-05T00:00:00" table:style-name="ce89">
            <text:p>05/03/2021</text:p>
          </table:table-cell>
          <table:table-cell office:value-type="float" office:value="10" table:style-name="ce90">
            <text:p>10</text:p>
          </table:table-cell>
          <table:table-cell office:value-type="float" office:value="29.993221564462921" table:formula="of:=[.$G$8]*(1-1/[.$I$12]*[.J14])" table:style-name="ce31">
            <text:p>29.99322156</text:p>
          </table:table-cell>
          <table:table-cell office:value-type="float" office:value="-16.476190476190499" table:style-name="ce31">
            <text:p>-16.47619048</text:p>
          </table:table-cell>
          <table:table-cell office:value-type="float" office:value="-16.404761904761902" table:style-name="ce24">
            <text:p>-16.4047619</text:p>
          </table:table-cell>
          <table:table-cell office:value-type="float" office:value="-18.571428571428601" table:style-name="ce24">
            <text:p>-18.57142857</text:p>
          </table:table-cell>
          <table:table-cell office:value-type="float" office:value="13.588459659701019" table:formula="of:=[.K14]+[.M14]" table:style-name="ce24">
            <text:p>13.58845966</text:p>
          </table:table-cell>
          <table:table-cell office:value-type="float" office:value="-35.047619047619101" table:formula="of:=[.L14]+[.N14]" table:style-name="ce24">
            <text:p>-35.04761905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61">
            <text:p>Ajout de tâches aux projets</text:p>
          </table:table-cell>
          <table:table-cell office:value-type="string" table:style-name="ce28">
            <text:p>DE SANTOS Luca</text:p>
          </table:table-cell>
          <table:table-cell office:value-type="string" table:style-name="ce36">
            <text:p>LUCI Horatiu, GJINI Johan</text:p>
          </table:table-cell>
          <table:table-cell office:value-type="float" office:value="0" table:style-name="ce37">
            <text:p>0</text:p>
          </table:table-cell>
          <table:table-cell office:value-type="float" office:value="7" table:style-name="ce37">
            <text:p>7</text:p>
          </table:table-cell>
          <table:table-cell table:style-name="ce24"/>
          <table:table-cell office:value-type="date" office:date-value="2021-03-06T00:00:00" table:style-name="ce89">
            <text:p>06/03/2021</text:p>
          </table:table-cell>
          <table:table-cell office:value-type="float" office:value="11" table:style-name="ce90">
            <text:p>11</text:p>
          </table:table-cell>
          <table:table-cell office:value-type="float" office:value="29.992543720909214" table:formula="of:=[.$G$8]*(1-1/[.$I$12]*[.J15])" table:style-name="ce31">
            <text:p>29.99254372</text:p>
          </table:table-cell>
          <table:table-cell office:value-type="float" office:value="-21.8571428571429" table:style-name="ce31">
            <text:p>-21.85714286</text:p>
          </table:table-cell>
          <table:table-cell office:value-type="float" office:value="-21.178571428571502" table:style-name="ce24">
            <text:p>-21.17857143</text:p>
          </table:table-cell>
          <table:table-cell office:value-type="float" office:value="-24.178571428571399" table:style-name="ce24">
            <text:p>-24.17857143</text:p>
          </table:table-cell>
          <table:table-cell office:value-type="float" office:value="8.8139722923377128" table:formula="of:=[.K15]+[.M15]" table:style-name="ce24">
            <text:p>8.813972292</text:p>
          </table:table-cell>
          <table:table-cell office:value-type="float" office:value="-46.035714285714299" table:formula="of:=[.L15]+[.N15]" table:style-name="ce24">
            <text:p>-46.03571429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61">
            <text:p>Mode édition</text:p>
          </table:table-cell>
          <table:table-cell office:value-type="string" table:style-name="ce28">
            <text:p>BENITEZ ALBERDI DIEGO</text:p>
          </table:table-cell>
          <table:table-cell office:value-type="string" table:style-name="ce36">
            <text:p>DEKEYSER Chloe</text:p>
          </table:table-cell>
          <table:table-cell office:value-type="float" office:value="0" table:style-name="ce37">
            <text:p>0</text:p>
          </table:table-cell>
          <table:table-cell office:value-type="float" office:value="10" table:style-name="ce37">
            <text:p>10</text:p>
          </table:table-cell>
          <table:table-cell table:style-name="ce24"/>
          <table:table-cell office:value-type="date" office:date-value="2021-03-07T00:00:00" table:style-name="ce89">
            <text:p>07/03/2021</text:p>
          </table:table-cell>
          <table:table-cell office:value-type="float" office:value="12" table:style-name="ce90">
            <text:p>12</text:p>
          </table:table-cell>
          <table:table-cell office:value-type="float" office:value="29.991865877355508" table:formula="of:=[.$G$8]*(1-1/[.$I$12]*[.J16])" table:style-name="ce31">
            <text:p>29.99186588</text:p>
          </table:table-cell>
          <table:table-cell office:value-type="float" office:value="-27.238095238095301" table:style-name="ce31">
            <text:p>-27.23809524</text:p>
          </table:table-cell>
          <table:table-cell office:value-type="float" office:value="-25.952380952380999" table:style-name="ce24">
            <text:p>-25.95238095</text:p>
          </table:table-cell>
          <table:table-cell office:value-type="float" office:value="-29.785714285714299" table:style-name="ce24">
            <text:p>-29.78571429</text:p>
          </table:table-cell>
          <table:table-cell office:value-type="float" office:value="4.0394849249745093" table:formula="of:=[.K16]+[.M16]" table:style-name="ce24">
            <text:p>4.039484925</text:p>
          </table:table-cell>
          <table:table-cell office:value-type="float" office:value="-57.023809523809604" table:formula="of:=[.L16]+[.N16]" table:style-name="ce24">
            <text:p>-57.02380952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61">
            <text:p>Suppression de projet</text:p>
          </table:table-cell>
          <table:table-cell office:value-type="string" table:style-name="ce28">
            <text:p>DE SANTOS Luca</text:p>
          </table:table-cell>
          <table:table-cell office:value-type="string" table:style-name="ce36">
            <text:p>LUCI Horatiu, GJINI Johan</text:p>
          </table:table-cell>
          <table:table-cell office:value-type="float" office:value="0" table:style-name="ce37">
            <text:p>0</text:p>
          </table:table-cell>
          <table:table-cell office:value-type="float" office:value="2" table:style-name="ce37">
            <text:p>2</text:p>
          </table:table-cell>
          <table:table-cell table:style-name="ce24"/>
          <table:table-cell office:value-type="date" office:date-value="2021-03-08T00:00:00" table:style-name="ce89">
            <text:p>08/03/2021</text:p>
          </table:table-cell>
          <table:table-cell office:value-type="float" office:value="13" table:style-name="ce90">
            <text:p>13</text:p>
          </table:table-cell>
          <table:table-cell office:value-type="float" office:value="29.991188033801802" table:formula="of:=[.$G$8]*(1-1/[.$I$12]*[.J17])" table:style-name="ce31">
            <text:p>29.99118803</text:p>
          </table:table-cell>
          <table:table-cell office:value-type="float" office:value="-32.619047619047699" table:style-name="ce31">
            <text:p>-32.61904762</text:p>
          </table:table-cell>
          <table:table-cell office:value-type="float" office:value="-30.726190476190499" table:style-name="ce24">
            <text:p>-30.72619048</text:p>
          </table:table-cell>
          <table:table-cell office:value-type="float" office:value="-35.392857142857203" table:style-name="ce24">
            <text:p>-35.39285714</text:p>
          </table:table-cell>
          <table:table-cell office:value-type="float" office:value="-0.73500244238869783" table:formula="of:=[.K17]+[.M17]" table:style-name="ce24">
            <text:p>-0.735002442</text:p>
          </table:table-cell>
          <table:table-cell office:value-type="float" office:value="-68.011904761904901" table:formula="of:=[.L17]+[.N17]" table:style-name="ce24">
            <text:p>-68.01190476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3:.F17])" table:style-name="ce38">
            <text:p>0</text:p>
          </table:table-cell>
          <table:table-cell office:value-type="float" office:value="33" table:formula="of:=SUM([.G13:.G17])" table:style-name="ce38">
            <text:p>33</text:p>
          </table:table-cell>
          <table:table-cell table:style-name="ce24"/>
          <table:table-cell office:value-type="date" office:date-value="2021-03-09T00:00:00" table:style-name="ce89">
            <text:p>09/03/2021</text:p>
          </table:table-cell>
          <table:table-cell office:value-type="float" office:value="14" table:style-name="ce90">
            <text:p>14</text:p>
          </table:table-cell>
          <table:table-cell office:value-type="float" office:value="29.990510190248088" table:formula="of:=[.$G$8]*(1-1/[.$I$12]*[.J18])" table:style-name="ce31">
            <text:p>29.99051019</text:p>
          </table:table-cell>
          <table:table-cell office:value-type="float" office:value="-38.000000000000099" table:style-name="ce31">
            <text:p>-38</text:p>
          </table:table-cell>
          <table:table-cell office:value-type="float" office:value="-35.5" table:style-name="ce24">
            <text:p>-35.5</text:p>
          </table:table-cell>
          <table:table-cell office:value-type="float" office:value="-41" table:style-name="ce24">
            <text:p>-41</text:p>
          </table:table-cell>
          <table:table-cell office:value-type="float" office:value="-5.509489809751912" table:formula="of:=[.K18]+[.M18]" table:style-name="ce24">
            <text:p>-5.50948981</text:p>
          </table:table-cell>
          <table:table-cell office:value-type="float" office:value="-79.000000000000099" table:formula="of:=[.L18]+[.N18]" table:style-name="ce24">
            <text:p>-79</text:p>
          </table:table-cell>
          <table:table-cell table:number-columns-repeated="16368"/>
        </table:table-row>
        <table:table-row table:number-rows-repeated="2" table:style-name="ro8">
          <table:table-cell table:number-columns-repeated="2" table:style-name="ce24"/>
          <table:table-cell table:style-name="ce62"/>
          <table:table-cell table:number-columns-repeated="4" table:style-name="ce39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61">
            <text:p>Date début/fin des tâches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4" table:style-name="ce29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61">
            <text:p>Séléction de dates via interface calendrier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61">
            <text:p>Date début/fin des projets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4" table:style-name="ce29">
            <text:p>4</text:p>
          </table:table-cell>
          <table:table-cell table:number-columns-repeated="5" table:style-name="ce41"/>
          <table:table-cell table:style-name="ce40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61">
            <text:p>Priorité des tâches en fonction du temps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4" table:style-name="ce29">
            <text:p>4</text:p>
          </table:table-cell>
          <table:table-cell table:number-columns-repeated="5" table:style-name="ce40"/>
          <table:table-cell table:style-name="ce42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3:.F26])" table:style-name="ce33">
            <text:p>0</text:p>
          </table:table-cell>
          <table:table-cell office:value-type="float" office:value="15" table:formula="of:=SUM([.G23:.G26])" table:style-name="ce33">
            <text:p>15</text:p>
          </table:table-cell>
          <table:table-cell table:number-columns-repeated="6" table:style-name="ce42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table:style-name="ce62"/>
          <table:table-cell table:number-columns-repeated="4" table:style-name="ce39"/>
          <table:table-cell table:number-columns-repeated="5" table:style-name="ce43"/>
          <table:table-cell table:style-name="ce42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2"/>
          <table:table-cell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6" table:style-name="ce42"/>
          <table:table-cell table:number-columns-repeated="101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61">
            <text:p>Création de calendrier (graphiquement)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20" table:style-name="ce37">
            <text:p>2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61">
            <text:p>Associer des couleurs aux projets via le calendrier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4" table:style-name="ce37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61">
            <text:p>Relier les tâches aux projets par leur nom et couleur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2" table:style-name="ce3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Afficher la date de début et fin d'une tâche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1:.F34])" table:style-name="ce38">
            <text:p>0</text:p>
          </table:table-cell>
          <table:table-cell office:value-type="float" office:value="31" table:formula="of:=SUM([.G31:.G34])" table:style-name="ce38">
            <text:p>3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62"/>
          <table:table-cell table:number-columns-repeated="4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1" table:number-rows-spanned="3" table:style-name="ce86">
            <text:p>Suivi de l'évolution d'un projet: ajout / supression de fichiers / commit/ revert / merge / diff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number-columns-spanned="1" table:number-rows-spanned="3" table:style-name="ce87">
            <text:p>0</text:p>
          </table:table-cell>
          <table:table-cell office:value-type="float" office:value="12" table:number-columns-spanned="1" table:number-rows-spanned="3" table:style-name="ce87">
            <text:p>1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covered-table-cell/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covered-table-cell/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Menu pour la gestion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39:.F42])" table:style-name="ce33">
            <text:p>0</text:p>
          </table:table-cell>
          <table:table-cell office:value-type="float" office:value="27" table:formula="of:=SUM([.G39:.G42])" table:style-name="ce33">
            <text:p>2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62"/>
          <table:table-cell table:number-columns-repeated="4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Ajout de collaborateurs à un projet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7" table:style-name="ce37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Collaborateurs peuvent modifier/supprimer le projet don’t ils font partie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 et sous-projets sont partagées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Possibilité d'assigner des tâches aux collaboraateurs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4" table:style-name="ce37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 assignées doivent être visibles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2" table:style-name="ce3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7:.F51])" table:style-name="ce38">
            <text:p>0</text:p>
          </table:table-cell>
          <table:table-cell office:value-type="float" office:value="15" table:formula="of:=SUM([.G47:.G51])" table:style-name="ce38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61">
            <text:p>Exporter un fichier compressé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9" table:style-name="ce2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Importer un projet ayant été exporté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9" table:style-name="ce2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6:.F57])" table:style-name="ce33">
            <text:p>0</text:p>
          </table:table-cell>
          <table:table-cell office:value-type="float" office:value="18" table:formula="of:=SUM([.G56:.G57])" table:style-name="ce33">
            <text:p>1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62"/>
          <table:table-cell table:number-columns-repeated="4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61">
            <text:p>Vsualisation des statistiques pour l'utilisateur + Interface</text:p>
          </table:table-cell>
          <table:table-cell office:value-type="string" table:style-name="ce28">
            <text:p>DESMET Aline</text:p>
          </table:table-cell>
          <table:table-cell office:value-type="string" table:style-name="ce36">
            <text:p>HODAIBI Yassine</text:p>
          </table:table-cell>
          <table:table-cell office:value-type="float" office:value="5" table:style-name="ce37">
            <text:p>5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Visualiser les métriques pour un projet ou l'enseble</text:p>
          </table:table-cell>
          <table:table-cell office:value-type="string" table:style-name="ce28">
            <text:p>DESMET Aline</text:p>
          </table:table-cell>
          <table:table-cell office:value-type="string" table:style-name="ce36">
            <text:p>HODAIBI Yassine</text:p>
          </table:table-cell>
          <table:table-cell office:value-type="float" office:value="0" table:style-name="ce37">
            <text:p>0</text:p>
          </table:table-cell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Exporter les statistiques</text:p>
          </table:table-cell>
          <table:table-cell office:value-type="string" table:style-name="ce28">
            <text:p>DESMET Aline</text:p>
          </table:table-cell>
          <table:table-cell office:value-type="string" table:style-name="ce36">
            <text:p>HODAIBI Yassine</text:p>
          </table:table-cell>
          <table:table-cell office:value-type="float" office:value="0" table:style-name="ce37">
            <text:p>0</text:p>
          </table:table-cell>
          <table:table-cell office:value-type="float" office:value="2" table:style-name="ce3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5" table:formula="of:=SUM([.F62:.F64])" table:style-name="ce38">
            <text:p>5</text:p>
          </table:table-cell>
          <table:table-cell office:value-type="float" office:value="10" table:formula="of:=SUM([.G62:.G64])" table:style-name="ce3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62"/>
          <table:table-cell table:number-columns-repeated="4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Chaque utilisateur dispose d'une quantité d'espace disque définie par l'administrateur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L'espace peut être étendu grâce à l'aide de services de stockage cloud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61">
            <text:p>Possibilité d'exporter ses projets vers le service web désiré ainsi qu'importer des fichiers de celui-ci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L'exportation/importation peut s'effectuée jusqu'à plusieurs fichiers à la fois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signaler si un fichier déjà présent dans le système est en train d'être téléchargé par l'utilisateur.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9:.F73])" table:style-name="ce33">
            <text:p>0</text:p>
          </table:table-cell>
          <table:table-cell office:value-type="float" office:value="20" table:formula="of:=SUM([.G69:.G73])" table:style-name="ce33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61">
            <text:p>Intégration d'un système de rappels pour les projets et les tâches avec une date d'échéance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Présenter les rappels à l'utilisateur lors du démarrage de l'application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2" table:style-name="ce3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Possibilité de valider les rappels ou de les reporter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78:.F80])" table:style-name="ce38">
            <text:p>0</text:p>
          </table:table-cell>
          <table:table-cell office:value-type="float" office:value="25" table:formula="of:=SUM([.G78:.G80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62"/>
          <table:table-cell table:number-columns-repeated="4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3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61">
            <text:p>Accès à une section d'aide 'informations et explications sur les fonctionnalités du programme)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4" table:style-name="ce29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Intégration d'un tutoriel qui pourrait être démarré à partir de la section 'informations'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85:.F86])" table:style-name="ce33">
            <text:p>0</text:p>
          </table:table-cell>
          <table:table-cell office:value-type="float" office:value="9" table:formula="of:=SUM([.G85:.G86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62"/>
          <table:table-cell table:number-columns-repeated="102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63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Les données sauvegardées ne doivent pas être accesibles par des personnes tierces(confidentialité)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10" table:style-name="ce3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Protection par mot de passe pour les fichiers ou les exportation de projet.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10" table:style-name="ce3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Ne pouvoir ouvrir ou importer un fichier/un projet protégé que si le mo de passe entré est correcte</text:p>
          </table:table-cell>
          <table:table-cell office:value-type="string" table:style-name="ce28">
            <text:p>/</text:p>
          </table:table-cell>
          <table:table-cell office:value-type="string" table:style-name="ce36">
            <text:p>/</text:p>
          </table:table-cell>
          <table:table-cell office:value-type="float" office:value="0" table:style-name="ce37">
            <text:p>0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91:.F93])" table:style-name="ce38">
            <text:p>0</text:p>
          </table:table-cell>
          <table:table-cell office:value-type="float" office:value="25" table:formula="of:=SUM([.G91:.G9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62"/>
          <table:table-cell table:number-columns-repeated="102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3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88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85">
            <text:p>/</text:p>
          </table:table-cell>
          <table:table-cell office:value-type="string" table:number-columns-spanned="1" table:number-rows-spanned="4" table:style-name="ce85">
            <text:p>/</text:p>
          </table:table-cell>
          <table:table-cell office:value-type="float" office:value="0" table:number-columns-spanned="1" table:number-rows-spanned="4" table:style-name="ce84">
            <text:p>0</text:p>
          </table:table-cell>
          <table:table-cell office:value-type="float" office:value="15" table:number-columns-spanned="1" table:number-rows-spanned="4" table:style-name="ce84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61">
            <text:p>Garantit l'absence de modifications non autorisées.</text:p>
          </table:table-cell>
          <table:table-cell office:value-type="string" table:style-name="ce28">
            <text:p>/</text:p>
          </table:table-cell>
          <table:table-cell office:value-type="string" table:style-name="ce28">
            <text:p>/</text:p>
          </table:table-cell>
          <table:table-cell office:value-type="float" office:value="0" table:style-name="ce29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8:.F102])" table:style-name="ce33">
            <text:p>0</text:p>
          </table:table-cell>
          <table:table-cell office:value-type="float" office:value="25" table:formula="of:=SUM([.G98:.G102])" table:style-name="ce33">
            <text:p>25</text:p>
          </table:table-cell>
          <table:table-cell table:number-columns-repeated="16377"/>
        </table:table-row>
        <table:table-row table:number-rows-repeated="4" table:style-name="ro7">
          <table:table-cell table:number-columns-repeated="2"/>
          <table:table-cell table:style-name="ce62"/>
          <table:table-cell table:number-columns-repeated="1020" table:style-name="ce24"/>
          <table:table-cell table:number-columns-repeated="15361"/>
        </table:table-row>
        <table:table-row table:number-rows-repeated="1048469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Chart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3" table:number-columns-repeated="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91">
            <text:p>06/03/2018</text:p>
          </table:table-cell>
          <table:table-cell office:value-type="float" office:value="0" table:style-name="ce92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91">
            <text:p>07/03/2018</text:p>
          </table:table-cell>
          <table:table-cell office:value-type="float" office:value="1" table:style-name="ce92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91">
            <text:p>08/03/2018</text:p>
          </table:table-cell>
          <table:table-cell office:value-type="float" office:value="2" table:style-name="ce92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91">
            <text:p>09/03/2018</text:p>
          </table:table-cell>
          <table:table-cell office:value-type="float" office:value="3" table:style-name="ce92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91">
            <text:p>10/03/2018</text:p>
          </table:table-cell>
          <table:table-cell office:value-type="float" office:value="4" table:style-name="ce92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91">
            <text:p>11/03/2018</text:p>
          </table:table-cell>
          <table:table-cell office:value-type="float" office:value="5" table:style-name="ce92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91">
            <text:p>12/03/2018</text:p>
          </table:table-cell>
          <table:table-cell office:value-type="float" office:value="6" table:style-name="ce92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91">
            <text:p>13/03/2018</text:p>
          </table:table-cell>
          <table:table-cell office:value-type="float" office:value="7" table:style-name="ce92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5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4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4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17" table:formula="of:=SUM([.F42:.F48])" table:style-name="ce33">
            <text:p>17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4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8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4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83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4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4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Chart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3" table:number-columns-repeated="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93">
            <text:p>06/03/2018</text:p>
          </table:table-cell>
          <table:table-cell office:value-type="float" office:value="0" table:style-name="ce94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93">
            <text:p>07/03/2018</text:p>
          </table:table-cell>
          <table:table-cell office:value-type="float" office:value="1" table:style-name="ce94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93">
            <text:p>08/03/2018</text:p>
          </table:table-cell>
          <table:table-cell office:value-type="float" office:value="2" table:style-name="ce94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93">
            <text:p>09/03/2018</text:p>
          </table:table-cell>
          <table:table-cell office:value-type="float" office:value="3" table:style-name="ce94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93">
            <text:p>10/03/2018</text:p>
          </table:table-cell>
          <table:table-cell office:value-type="float" office:value="4" table:style-name="ce94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93">
            <text:p>11/03/2018</text:p>
          </table:table-cell>
          <table:table-cell office:value-type="float" office:value="5" table:style-name="ce94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93">
            <text:p>12/03/2018</text:p>
          </table:table-cell>
          <table:table-cell office:value-type="float" office:value="6" table:style-name="ce94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:.F10])" table:style-name="ce33">
            <text:p>4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93">
            <text:p>13/03/2018</text:p>
          </table:table-cell>
          <table:table-cell office:value-type="float" office:value="7" table:style-name="ce94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5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4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6:.F18])" table:style-name="ce38">
            <text:p>25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24:.F30])" table:style-name="ce33">
            <text:p>4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4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4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4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4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4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Chart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3" table:number-columns-repeated="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95">
            <text:p>06/03/2018</text:p>
          </table:table-cell>
          <table:table-cell office:value-type="float" office:value="0" table:style-name="ce96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95">
            <text:p>07/03/2018</text:p>
          </table:table-cell>
          <table:table-cell office:value-type="float" office:value="1" table:style-name="ce96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95">
            <text:p>08/03/2018</text:p>
          </table:table-cell>
          <table:table-cell office:value-type="float" office:value="2" table:style-name="ce96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95">
            <text:p>09/03/2018</text:p>
          </table:table-cell>
          <table:table-cell office:value-type="float" office:value="3" table:style-name="ce96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95">
            <text:p>10/03/2018</text:p>
          </table:table-cell>
          <table:table-cell office:value-type="float" office:value="4" table:style-name="ce96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95">
            <text:p>11/03/2018</text:p>
          </table:table-cell>
          <table:table-cell office:value-type="float" office:value="5" table:style-name="ce96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95">
            <text:p>12/03/2018</text:p>
          </table:table-cell>
          <table:table-cell office:value-type="float" office:value="6" table:style-name="ce96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95">
            <text:p>13/03/2018</text:p>
          </table:table-cell>
          <table:table-cell office:value-type="float" office:value="7" table:style-name="ce96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5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4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4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4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4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4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4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range table:name="IT1H10" table:cell-range-address="IT1.$F$81" table:base-cell-address="IT1.$A$1"/>
        <table:named-range table:name="IT1H11" table:cell-range-address="IT1.$F$87" table:base-cell-address="IT1.$A$1"/>
        <table:named-range table:name="IT1H12" table:cell-range-address="IT1.$F$94" table:base-cell-address="IT1.$A$1"/>
        <table:named-range table:name="IT1H13" table:cell-range-address="IT1.$F$103" table:base-cell-address="IT1.$A$1"/>
        <table:named-range table:name="IT1H2" table:cell-range-address="IT1.$F$18" table:base-cell-address="IT1.$A$1"/>
        <table:named-range table:name="IT1H3" table:cell-range-address="IT1.$F$27" table:base-cell-address="IT1.$A$1"/>
        <table:named-range table:name="IT1H4" table:cell-range-address="IT1.$F$35" table:base-cell-address="IT1.$A$1"/>
        <table:named-range table:name="IT1H5" table:cell-range-address="IT1.$F$43" table:base-cell-address="IT1.$A$1"/>
        <table:named-range table:name="IT1H6" table:cell-range-address="IT1.$F$52" table:base-cell-address="IT1.$A$1"/>
        <table:named-range table:name="IT1H7" table:cell-range-address="IT1.$F$58" table:base-cell-address="IT1.$A$1"/>
        <table:named-range table:name="IT1H8" table:cell-range-address="IT1.$F$65" table:base-cell-address="IT1.$A$1"/>
        <table:named-range table:name="IT1H9" table:cell-range-address="IT1.$F$74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7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jdestefani</meta:initial-creator>
    <dc:creator>W 10</dc:creator>
    <meta:creation-date>2018-01-29T13:27:33Z</meta:creation-date>
    <dc:date>2021-03-06T19:12:00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432.5954330708661pt" svg:width="623.381023622047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59.7876377952756pt" svg:width="594.7699212598424pt" chart:style-name="Crt0">
        <chart:legend chart:legend-position="end" chart:legend-align="center" chart:style-name="Lgnd"/>
        <chart:plot-area svg:x="28.7188188976378pt" svg:y="12.37779527559055pt" svg:width="491.5138582677166pt" svg:height="340.673858267716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IT1.$O$3" chart:values-cell-range-address="IT1.$O$4:.$O$18" chart:class="chart:line" chart:attached-axis="primary-y" chart:style-name="G0S0">
            <chart:data-point chart:repeated="15"/>
          </chart:series>
          <chart:series chart:label-cell-address="IT1.$P$3" chart:values-cell-range-address="IT1.$P$4:.$P$18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